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 SemiCondensed ExtraBold1" svg:font-family="'Noto Sans Mono SemiCondensed ExtraBol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SemiCondensed ExtraBold" svg:font-family="'Noto Sans Mono SemiCondensed ExtraBold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8cm" svg:stroke-color="#000000" draw:marker-start-width="0.316cm" draw:marker-end-width="0.316cm" draw:stroke-linejoin="none" svg:stroke-linecap="square" draw:fill="none" draw:textarea-horizontal-align="justify" draw:textarea-vertical-align="middle" draw:auto-grow-height="false" fo:min-height="0.534cm" fo:min-width="0.271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width="0.035cm" draw:stroke-linejoin="miter" draw:fill="none"/>
    </style:style>
    <style:style style:name="gr3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true" fo:min-height="0cm" fo:min-width="0cm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  <style:paragraph-properties fo:text-align="center" style:writing-mode="lr-tb"/>
      <style:text-properties style:font-name="Noto Sans Mono SemiCondensed ExtraBold1" fo:font-size="9pt" style:font-size-asian="9pt" style:font-size-complex="9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47cm" svg:height="0.8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2" draw:layer="layout" svg:width="0.847cm" svg:height="0.847cm" svg:x="0cm" svg:y="0cm" svg:viewBox="0 0 848 848" draw:points="0,0 848,0 848,848 0,848">
          <text:p/>
        </draw:polygon>
        <draw:g>
          <draw:polygon draw:style-name="gr3" draw:text-style-name="P3" draw:layer="layout" svg:width="0.186cm" svg:height="0.514cm" svg:x="0.1cm" svg:y="0.171cm" svg:viewBox="0 0 187 515" draw:points="0,515 0,0 187,0 187,97 64,97 64,223 180,223 180,319 64,319 64,515">
            <text:p/>
          </draw:polygon>
          <draw:polygon draw:style-name="gr3" draw:text-style-name="P3" draw:layer="layout" svg:width="0.186cm" svg:height="0.514cm" svg:x="0.336cm" svg:y="0.171cm" svg:viewBox="0 0 187 515" draw:points="0,515 0,0 187,0 187,97 64,97 64,223 180,223 180,319 64,319 64,515">
            <text:p/>
          </draw:polygon>
          <draw:polygon draw:style-name="gr3" draw:text-style-name="P3" draw:layer="layout" svg:width="0.216cm" svg:height="0.514cm" svg:x="0.555cm" svg:y="0.171cm" svg:viewBox="0 0 217 515" draw:points="77,515 77,97 0,97 0,0 217,0 217,97 140,97 140,515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 SemiCondensed ExtraBold1" svg:font-family="'Noto Sans Mono SemiCondensed ExtraBold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ono SemiCondensed ExtraBold" svg:font-family="'Noto Sans Mono SemiCondensed ExtraBold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847cm" fo:page-height="0.84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5-14T18:21:14.654636823</dc:date>
    <meta:editing-duration>PT34M34S</meta:editing-duration>
    <meta:editing-cycles>12</meta:editing-cycles>
    <meta:generator>LibreOffice/7.0.5.2$Linux_X86_64 LibreOffice_project/00$Build-2</meta:generator>
    <meta:document-statistic meta:object-count="6"/>
  </office:meta>
</office:document-meta>
</file>